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 style:list-style-name="L3" style:master-page-name="">
      <loext:graphic-properties draw:fill="none"/>
      <style:paragraph-properties fo:margin-left="-2cm" fo:margin-right="0cm" fo:margin-top="0.247cm" fo:margin-bottom="0.212cm" style:contextual-spacing="false" fo:text-indent="0cm" style:auto-text-indent="false" style:page-number="auto" fo:background-color="transparent" fo:keep-with-next="always"/>
      <style:text-properties officeooo:paragraph-rsid="0031964d"/>
    </style:style>
    <style:style style:name="P2" style:family="paragraph" style:parent-style-name="Heading_20_3">
      <style:text-properties officeooo:paragraph-rsid="0019cc13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1">
      <style:text-properties officeooo:paragraph-rsid="00369ed7"/>
    </style:style>
    <style:style style:name="P6" style:family="paragraph" style:parent-style-name="Text_20_body" style:list-style-name="L1">
      <style:paragraph-properties fo:margin-top="0cm" fo:margin-bottom="0cm" style:contextual-spacing="false"/>
      <style:text-properties officeooo:paragraph-rsid="00369ed7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paragraph-properties fo:margin-top="0cm" fo:margin-bottom="0cm" style:contextual-spacing="false"/>
    </style:style>
    <style:style style:name="P9" style:family="paragraph" style:parent-style-name="Text_20_body" style:list-style-name="L2">
      <style:paragraph-properties fo:margin-top="0cm" fo:margin-bottom="0cm" style:contextual-spacing="false"/>
      <style:text-properties officeooo:paragraph-rsid="00381e88"/>
    </style:style>
    <style:style style:name="P10" style:family="paragraph" style:parent-style-name="Text_20_body" style:list-style-name="L2">
      <style:text-properties officeooo:paragraph-rsid="00381e88"/>
    </style:style>
    <style:style style:name="P11" style:family="paragraph" style:parent-style-name="Text_20_body" style:list-style-name="L3"/>
    <style:style style:name="P12" style:family="paragraph" style:parent-style-name="Text_20_body" style:list-style-name="L3">
      <style:paragraph-properties fo:margin-top="0cm" fo:margin-bottom="0cm" style:contextual-spacing="false"/>
    </style:style>
    <style:style style:name="P13" style:family="paragraph" style:parent-style-name="Text_20_body" style:list-style-name="L3">
      <style:text-properties officeooo:paragraph-rsid="0031964d"/>
    </style:style>
    <style:style style:name="P14" style:family="paragraph" style:parent-style-name="Text_20_body" style:list-style-name="L3">
      <style:paragraph-properties fo:margin-top="0cm" fo:margin-bottom="0cm" style:contextual-spacing="false"/>
      <style:text-properties officeooo:paragraph-rsid="0031964d"/>
    </style:style>
    <style:style style:name="P15" style:family="paragraph" style:parent-style-name="Text_20_body" style:list-style-name="L4"/>
    <style:style style:name="P16" style:family="paragraph" style:parent-style-name="Text_20_body" style:list-style-name="L4">
      <style:paragraph-properties fo:margin-top="0cm" fo:margin-bottom="0cm" style:contextual-spacing="false"/>
    </style:style>
    <style:style style:name="P17" style:family="paragraph" style:parent-style-name="Text_20_body" style:list-style-name="L5"/>
    <style:style style:name="P18" style:family="paragraph" style:parent-style-name="Text_20_body" style:list-style-name="L5">
      <style:paragraph-properties fo:margin-top="0cm" fo:margin-bottom="0cm" style:contextual-spacing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399725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<text:span text:style-name="Strong_20_Emphasis"><text:span text:style-name="T2">C</text:span></text:span><text:span text:style-name="Strong_20_Emphasis"><text:span text:style-name="T1">omplexity Theory</text:span></text:span></text:h>
      <text:list text:style-name="L1">
        <text:list-item>
          <text:p text:style-name="P3"><text:span text:style-name="Strong_20_Emphasis">Big-O Notation:</text:span></text:p>
          <text:list>
            <text:list-item>
              <text:p text:style-name="P4">Describes worst-case time complexity of algorithms.</text:p>
            </text:list-item>
            <text:list-item>
              <text:p text:style-name="P4">E.g., parsing: O(n) for simpler grammars, O(n³) for complex cases.</text:p>
            </text:list-item>
          </text:list>
        </text:list-item>
        <text:list-item>
          <text:p text:style-name="P5"><text:span text:style-name="Strong_20_Emphasis">Time Complexity Analysis:</text:span></text:p>
          <text:list>
            <text:list-item>
              <text:p text:style-name="P6">Optimize algorithms for syntax analysis, type checking, optimization.</text:p>
            </text:list-item>
            <text:list-item>
              <text:p text:style-name="P5">Minimize time complexity of operations in the compiler.</text:p>
            </text:list-item>
          </text:list>
        </text:list-item>
        <text:list-item>
          <text:p text:style-name="P3"><text:span text:style-name="Strong_20_Emphasis">Parsing Algorithms:</text:span></text:p>
          <text:list>
            <text:list-item>
              <text:p text:style-name="P4"><text:span text:style-name="Strong_20_Emphasis">LL, LR, SLR</text:span>: Analyze code structure to check correctness.</text:p>
            </text:list-item>
            <text:list-item>
              <text:p text:style-name="P4">Techniques: Dynamic programming, recursive descent.</text:p>
            </text:list-item>
          </text:list>
        </text:list-item>
      </text:list>
      <text:p text:style-name="Text_20_body"><text:span text:style-name="Strong_20_Emphasis"><text:span text:style-name="T1"/></text:span></text:p>
      <text:h text:style-name="Heading_20_3" text:outline-level="3"><text:span text:style-name="Strong_20_Emphasis"><text:span text:style-name="T1">Grammars</text:span></text:span></text:h>
      <text:list text:style-name="L3">
        <text:list-item>
          <text:p text:style-name="P11"><text:span text:style-name="Strong_20_Emphasis">Context-Free Grammars (CFG):</text:span></text:p>
          <text:list>
            <text:list-item>
              <text:p text:style-name="P12">Define syntax of programming languages.</text:p>
            </text:list-item>
            <text:list-item>
              <text:p text:style-name="P12">Rules are used by parsers to check code correctness.</text:p>
            </text:list-item>
            <text:list-item>
              <text:p text:style-name="P12">Example: <text:span text:style-name="Source_20_Text">S -&gt; if E then S else S</text:span> defines an if statement structure.</text:p>
            </text:list-item>
          </text:list>
        </text:list-item>
        <text:list-item>
          <text:p text:style-name="P11"><text:span text:style-name="Strong_20_Emphasis">Finite Automata &amp; Pushdown Automata:</text:span></text:p>
          <text:list>
            <text:list-item>
              <text:p text:style-name="P12"><text:span text:style-name="Strong_20_Emphasis">Finite Automata</text:span>: Recognize tokens (lexical analysis).</text:p>
            </text:list-item>
            <text:list-item>
              <text:p text:style-name="P13"><text:span text:style-name="Strong_20_Emphasis">Pushdown Automata</text:span>: Handle syntax analysis of context-free grammars.</text:p>
            </text:list-item>
          </text:list>
        </text:list-item>
      </text:list>
      <text:p text:style-name="Text_20_body"/>
      <text:list text:continue-numbering="true" text:style-name="L3">
        <text:list-item>
          <text:list>
            <text:list-header>
              <text:h text:style-name="P1" text:outline-level="3"><text:span text:style-name="Strong_20_Emphasis"><text:span text:style-name="T1">Type Systems and Logic</text:span></text:span></text:h>
            </text:list-header>
          </text:list>
        </text:list-item>
        <text:list-item>
          <text:p text:style-name="P13"><text:span text:style-name="Strong_20_Emphasis">Type Theory:</text:span></text:p>
          <text:list>
            <text:list-item>
              <text:p text:style-name="P14">Mathematical framework for understanding type systems.</text:p>
            </text:list-item>
            <text:list-item>
              <text:p text:style-name="P14">Ensures correct expression usage (e.g., preventing addition of string and integer).</text:p>
            </text:list-item>
          </text:list>
        </text:list-item>
        <text:list-item>
          <text:p text:style-name="P13"><text:span text:style-name="Strong_20_Emphasis">Lambda Calculus:</text:span></text:p>
          <text:list>
            <text:list-item>
              <text:p text:style-name="P14">Formal system for function abstraction and application.</text:p>
            </text:list-item>
            <text:list-item>
              <text:p text:style-name="P14">Basis for many functional programming languages.</text:p>
            </text:list-item>
            <text:list-item>
              <text:p text:style-name="P13"><text:span text:style-name="Strong_20_Emphasis"><text:span text:style-name="T1">Compiler transformations often resemble lambda calculus.</text:span></text:span></text:p>
              <text:p text:style-name="P13"><text:span text:style-name="Strong_20_Emphasis"><text:span text:style-name="T1"/></text:span></text:p>
            </text:list-item>
          </text:list>
        </text:list-item>
      </text:list>
      <text:h text:style-name="Heading_20_3" text:outline-level="3"><text:span text:style-name="Strong_20_Emphasis"><text:span text:style-name="T1">Graph Theory</text:span></text:span></text:h>
      <text:list text:style-name="L4">
        <text:list-item>
          <text:p text:style-name="P15"><text:span text:style-name="Strong_20_Emphasis">Control Flow Graph (CFG):</text:span></text:p>
          <text:list>
            <text:list-item>
              <text:p text:style-name="P16">Represents the program’s intermediate form after compilation.</text:p>
            </text:list-item>
            <text:list-item>
              <text:p text:style-name="P16">Nodes: Basic blocks of code, edges: control flow between blocks.</text:p>
            </text:list-item>
            <text:list-item>
              <text:p text:style-name="P16">Used for optimizations and detecting unreachable/redundant code.</text:p>
            </text:list-item>
          </text:list>
        </text:list-item>
        <text:list-item>
          <text:p text:style-name="P15"><text:span text:style-name="Strong_20_Emphasis">Data Flow Analysis:</text:span></text:p>
          <text:list>
            <text:list-item>
              <text:p text:style-name="P16">Models how data flows through the program.</text:p>
            </text:list-item>
            <text:list-item>
              <text:p text:style-name="P15"><text:soft-page-break/>Detects variable dependencies and optimizes code.</text:p>
            </text:list-item>
          </text:list>
        </text:list-item>
      </text:list>
      <text:h text:style-name="Heading_20_3" text:outline-level="3"><text:span text:style-name="Strong_20_Emphasis"><text:span text:style-name="T1">Optimization</text:span></text:span></text:h>
      <text:list text:style-name="L5">
        <text:list-item>
          <text:p text:style-name="P17"><text:span text:style-name="Strong_20_Emphasis">Linear Programming &amp; Integer Programming:</text:span></text:p>
          <text:list>
            <text:list-item>
              <text:p text:style-name="P18">Optimize compiler processes like instruction selection and register allocation.</text:p>
            </text:list-item>
            <text:list-item>
              <text:p text:style-name="P18">Goal: Minimize CPU cycles or memory usage.</text:p>
            </text:list-item>
          </text:list>
        </text:list-item>
        <text:list-item>
          <text:p text:style-name="P17"><text:span text:style-name="Strong_20_Emphasis">Dynamic Programming:</text:span></text:p>
          <text:list>
            <text:list-item>
              <text:p text:style-name="P18">Optimizes intermediate representation (IR) transformations.</text:p>
            </text:list-item>
            <text:list-item>
              <text:p text:style-name="P18">Improves instruction scheduling.</text:p>
            </text:list-item>
          </text:list>
        </text:list-item>
        <text:list-item>
          <text:p text:style-name="P17"><text:span text:style-name="Strong_20_Emphasis">Graph Colouring:</text:span></text:p>
          <text:list>
            <text:list-item>
              <text:p text:style-name="P18">Used in register allocation.</text:p>
            </text:list-item>
            <text:list-item>
              <text:p text:style-name="P17">Minimizes the number of registers, ensuring variables used at the same time don’t overlap.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9T21:47:43.622077808</meta:creation-date>
    <dc:date>2025-02-20T14:54:51.157068765</dc:date>
    <meta:editing-duration>PT2H48M35S</meta:editing-duration>
    <meta:editing-cycles>28</meta:editing-cycles>
    <meta:generator>LibreOffice/24.2.7.2$Linux_X86_64 LibreOffice_project/420$Build-2</meta:generator>
    <meta:document-statistic meta:table-count="0" meta:image-count="0" meta:object-count="0" meta:page-count="2" meta:paragraph-count="45" meta:word-count="291" meta:character-count="1917" meta:non-whitespace-character-count="1713"/>
  </office:meta>
</office:document-meta>
</file>